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2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First</text:p>
          </table:table-cell>
          <table:table-cell office:value-type="time" office:time-value="PT13H58M52.000S" table:style-name="ce9">
            <text:p>13:58:52</text:p>
          </table:table-cell>
          <table:table-cell office:value-type="string" table:style-name="ce12">
            <text:p>Last</text:p>
          </table:table-cell>
          <table:table-cell office:value-type="time" office:time-value="PT13H59M52.000S" table:style-name="ce9">
            <text:p>13:59:52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5.1333333333333329" table:style-name="ce13">
            <text:p>5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50.033333333333331" table:style-name="ce14">
            <text:p>50.0</text:p>
          </table:table-cell>
          <table:table-cell office:value-type="float" office:value="5.3999999999999995" table:style-name="ce14">
            <text:p>5.4</text:p>
          </table:table-cell>
          <table:table-cell office:value-type="float" office:value="0" table:style-name="ce14">
            <text:p>0.0</text:p>
          </table:table-cell>
          <table:table-cell office:value-type="float" office:value="44.6" table:style-name="ce14">
            <text:p>44.6</text:p>
          </table:table-cell>
          <table:table-cell office:value-type="float" office:value="55.433333333333337" table:style-name="ce14">
            <text:p>55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4.2" table:style-name="ce13">
            <text:p>14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77.7" table:style-name="ce14">
            <text:p>77.7</text:p>
          </table:table-cell>
          <table:table-cell office:value-type="float" office:value="8.3000000000000007" table:style-name="ce14">
            <text:p>8.3</text:p>
          </table:table-cell>
          <table:table-cell office:value-type="float" office:value="0" table:style-name="ce14">
            <text:p>0.0</text:p>
          </table:table-cell>
          <table:table-cell office:value-type="float" office:value="97.1" table:style-name="ce14">
            <text:p>97.1</text:p>
          </table:table-cell>
          <table:table-cell office:value-type="float" office:value="84.5" table:style-name="ce14">
            <text:p>84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3461H59M52.000S" table:style-name="ce9">
            <text:p>13:59:52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5529646902065291" table:style-name="ce14">
            <text:p>1.6</text:p>
          </table:table-cell>
          <table:table-cell office:value-type="float" office:value="1.5370370370370374" table:style-name="ce14">
            <text:p>1.5</text:p>
          </table:table-cell>
          <table:table-cell office:value-type="float" office:value="0" table:style-name="ce14">
            <text:p>0.0</text:p>
          </table:table-cell>
          <table:table-cell office:value-type="float" office:value="2.1771300448430493" table:style-name="ce14">
            <text:p>2.2</text:p>
          </table:table-cell>
          <table:table-cell office:value-type="float" office:value="1.5243535778713169" table:style-name="ce14">
            <text:p>1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14.36" table:style-name="ce13">
            <text:p>114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2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3-09T00:00:00" table:style-name="ce5">
            <text:p>09-Ma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2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3" table:style-name="ce4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3M58.510S" table:style-name="ce6">
            <text:p>00:13:5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84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9988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781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6924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19716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132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4145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5571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131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3093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6895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1"/>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4144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4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13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47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6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8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3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041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435056 0 40790 3698033 12822 0 1505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113860 0 12305 912763 2482 0 769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109125 0 10446 926091 3135 0 263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115488 0 8672 922162 1929 0 230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96582 0 9366 937016 5273 0 242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3766179 49 1153 0 0 0 0 2 0 1 0 0 0 1118 0 41050 65 0 0 0 0 0 0 0 22 0 0 0 0 0 0 0 0 520367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230272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12712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7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24724160 0 1966322 145852 20836138 41091 0 1093 599193 937 11335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3194000458 20627457 <text:s text:c="3"/>0 <text:s text:c="3"/>0 <text:s text:c="3"/>0 <text:s text:c="4"/>0 <text:s text:c="9"/>0 <text:s text:c="8"/>0 3194000458 20627457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32670009 <text:s/>286212 <text:s text:c="3"/>0 <text:s text:c="2"/>10 <text:s text:c="3"/>0 <text:s text:c="4"/>0 <text:s text:c="9"/>0 <text:s text:c="8"/>0 463319593 <text:s/>366168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1681 10270 713190 236680 29364 1200861 9875424 8084568 0 206536 83286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578 10240 712138 236072 29364 1200861 9875424 8084568 0 206336 8328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60 0 0 0 0 0 60 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448 0 0 0 0 0 448 4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593 4882451 21 55 5 54 78392 309586 20 0 1 0 4 2932736 400 4294967295 15511552 15611388 0 0 0 0 0 4096 536946211 4294967295 0 0 0 3 0 0 166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00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286212 errors:0 dropped:1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366168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2670009 (32.6 MB) <text:s/>TX bytes:463319593 (463.3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20627457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20627457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194000458 (3.1 GB) <text:s/>TX bytes:3194000458 (3.1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25 <text:s text:c="5"/>2955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05556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6.48611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3461H58M52.000S" table:style-name="ce9">
            <text:p>13:58:52</text:p>
          </table:table-cell>
          <table:table-cell office:value-type="float" office:value="1.8" table:style-name="ce1">
            <text:p>1.8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97.1" table:style-name="ce1">
            <text:p>97.1</text:p>
          </table:table-cell>
          <table:table-cell office:value-type="float" office:value="2.9000000000000004" table:style-name="ce1">
            <text:p>2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461H59M22.000S" table:style-name="ce9">
            <text:p>13:59:22</text:p>
          </table:table-cell>
          <table:table-cell office:value-type="float" office:value="70.599999999999994" table:style-name="ce1">
            <text:p>70.6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0" table:style-name="ce1">
            <text:p>0</text:p>
          </table:table-cell>
          <table:table-cell office:value-type="float" office:value="21.2" table:style-name="ce1">
            <text:p>21.2</text:p>
          </table:table-cell>
          <table:table-cell office:value-type="float" office:value="78.899999999999991" table:style-name="ce1">
            <text:p>78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461H59M52.000S" table:style-name="ce9">
            <text:p>13:59:52</text:p>
          </table:table-cell>
          <table:table-cell office:value-type="float" office:value="77.7" table:style-name="ce1">
            <text:p>77.7</text:p>
          </table:table-cell>
          <table:table-cell office:value-type="float" office:value="6.8" table:style-name="ce1">
            <text:p>6.8</text:p>
          </table:table-cell>
          <table:table-cell office:value-type="float" office:value="0" table:style-name="ce1">
            <text:p>0</text:p>
          </table:table-cell>
          <table:table-cell office:value-type="float" office:value="15.5" table:style-name="ce1">
            <text:p>15.5</text:p>
          </table:table-cell>
          <table:table-cell office:value-type="float" office:value="84.5" table:style-name="ce1">
            <text:p>84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0.033333333333331" table:style-name="ce1">
            <text:p>50.03333333</text:p>
          </table:table-cell>
          <table:table-cell office:value-type="float" office:value="5.3999999999999995" table:style-name="ce1">
            <text:p>5.4</text:p>
          </table:table-cell>
          <table:table-cell office:value-type="float" office:value="0" table:style-name="ce1">
            <text:p>0</text:p>
          </table:table-cell>
          <table:table-cell office:value-type="float" office:value="44.6" table:style-name="ce1">
            <text:p>44.6</text:p>
          </table:table-cell>
          <table:table-cell office:value-type="float" office:value="55.433333333333337" table:style-name="ce1">
            <text:p>55.43333333</text:p>
          </table:table-cell>
          <table:table-cell table:number-columns-repeated="16378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50.566666666666663" table:style-name="ce11">
            <text:p>50.6</text:p>
          </table:table-cell>
          <table:table-cell office:value-type="float" office:value="5.166666666666667" table:style-name="ce11">
            <text:p>5.2</text:p>
          </table:table-cell>
          <table:table-cell office:value-type="float" office:value="6.6666666666666666E-2" table:style-name="ce11">
            <text:p>0.1</text:p>
          </table:table-cell>
          <table:table-cell office:value-type="float" office:value="44.199999999999996" table:style-name="ce11">
            <text:p>44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55.800000000000004" table:style-name="ce11">
            <text:p>55.8</text:p>
          </table:table-cell>
          <table:table-cell office:value-type="float" office:value="5.2333333333333334" table:style-name="ce11">
            <text:p>5.2</text:p>
          </table:table-cell>
          <table:table-cell office:value-type="float" office:value="9.9999999999999992E-2" table:style-name="ce11">
            <text:p>0.1</text:p>
          </table:table-cell>
          <table:table-cell office:value-type="float" office:value="38.866666666666667" table:style-name="ce11">
            <text:p>38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50.766666666666673" table:style-name="ce11">
            <text:p>50.8</text:p>
          </table:table-cell>
          <table:table-cell office:value-type="float" office:value="5.166666666666667" table:style-name="ce11">
            <text:p>5.2</text:p>
          </table:table-cell>
          <table:table-cell office:value-type="float" office:value="6.6666666666666666E-2" table:style-name="ce11">
            <text:p>0.1</text:p>
          </table:table-cell>
          <table:table-cell office:value-type="float" office:value="44" table:style-name="ce11">
            <text:p>44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54.066666666666663" table:style-name="ce11">
            <text:p>54.1</text:p>
          </table:table-cell>
          <table:table-cell office:value-type="float" office:value="5.7333333333333334" table:style-name="ce11">
            <text:p>5.7</text:p>
          </table:table-cell>
          <table:table-cell office:value-type="float" office:value="0.23333333333333331" table:style-name="ce11">
            <text:p>0.2</text:p>
          </table:table-cell>
          <table:table-cell office:value-type="float" office:value="39.93333333333333" table:style-name="ce11">
            <text:p>39.9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05556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6.48611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2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3461H58M52.000S" table:style-name="ce9">
            <text:p>13:58: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3461H59M22.000S" table:style-name="ce9">
            <text:p>13:59:22</text:p>
          </table:table-cell>
          <table:table-cell office:value-type="float" office:value="0" table:style-name="ce1">
            <text:p>0</text:p>
          </table:table-cell>
          <table:table-cell office:value-type="float" office:value="56.2" table:style-name="ce1">
            <text:p>56.2</text:p>
          </table:table-cell>
          <table:table-cell office:value-type="float" office:value="1.2" table:style-name="ce1">
            <text:p>1.2</text:p>
          </table:table-cell>
          <table:table-cell table:number-columns-repeated="16380"/>
        </table:table-row>
        <table:table-row table:style-name="ro1">
          <table:table-cell office:value-type="time" office:time-value="PT983461H59M52.000S" table:style-name="ce9">
            <text:p>13:59:52</text:p>
          </table:table-cell>
          <table:table-cell office:value-type="float" office:value="0" table:style-name="ce1">
            <text:p>0</text:p>
          </table:table-cell>
          <table:table-cell office:value-type="float" office:value="3755.8" table:style-name="ce1">
            <text:p>3755.8</text:p>
          </table:table-cell>
          <table:table-cell office:value-type="float" office:value="14.2" table:style-name="ce1">
            <text:p>14.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4)" table:style-name="ce8">
            <text:p>0.0</text:p>
          </table:table-cell>
          <table:table-cell office:value-type="float" office:value="1270.6666666666667" table:formula="msoxl:=AVERAGE(C2:C4)" table:style-name="ce8">
            <text:p>1270.7</text:p>
          </table:table-cell>
          <table:table-cell office:value-type="float" office:value="5.1333333333333329" table:formula="msoxl:=AVERAGE(D2:D4)" table:style-name="ce8">
            <text:p>5.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6=0,0,MAX(SUMPRODUCT(B2:B4,B2:B4)/SUM(B2:B4)-B6,0))" table:style-name="ce8">
            <text:p>0.0</text:p>
          </table:table-cell>
          <table:table-cell office:value-type="float" office:value="2430.5904372158093" table:formula="msoxl:=IF(C6=0,0,MAX(SUMPRODUCT(C2:C4,C2:C4)/SUM(C2:C4)-C6,0))" table:style-name="ce8">
            <text:p>2430.6</text:p>
          </table:table-cell>
          <table:table-cell office:value-type="float" office:value="8.0536796536796551" table:formula="msoxl:=IF(D6=0,0,MAX(SUMPRODUCT(D2:D4,D2:D4)/SUM(D2:D4)-D6,0))" table:style-name="ce8">
            <text:p>8.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4)-B6-B7)" table:style-name="ce8">
            <text:p>0.0</text:p>
          </table:table-cell>
          <table:table-cell office:value-type="float" office:value="54.542896117523924" table:formula="msoxl:=ABS(MAX(C2:C4)-C6-C7)" table:style-name="ce8">
            <text:p>54.5</text:p>
          </table:table-cell>
          <table:table-cell office:value-type="float" office:value="1.0129870129870113" table:formula="msoxl:=ABS(MAX(D2:D4)-D6-D7)" table:style-name="ce8">
            <text:p>1.0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05556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6.48611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461H58M52.000S" table:style-name="ce9">
            <text:p>13:58: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1H59M22.000S" table:style-name="ce9">
            <text:p>13:59:22</text:p>
          </table:table-cell>
          <table:table-cell office:value-type="float" office:value="46.9" table:style-name="ce1">
            <text:p>46.9</text:p>
          </table:table-cell>
          <table:table-cell office:value-type="float" office:value="46.9" table:style-name="ce1">
            <text:p>4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3.8" table:style-name="ce1">
            <text:p>93.8</text:p>
          </table:table-cell>
          <table:table-cell table:number-columns-repeated="16128"/>
        </table:table-row>
        <table:table-row table:style-name="ro1">
          <table:table-cell office:value-type="time" office:time-value="PT983461H59M52.000S" table:style-name="ce9">
            <text:p>13:59:52</text:p>
          </table:table-cell>
          <table:table-cell office:value-type="float" office:value="265.8" table:style-name="ce1">
            <text:p>265.8</text:p>
          </table:table-cell>
          <table:table-cell office:value-type="float" office:value="265.8" table:style-name="ce1">
            <text:p>265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31.6" table:style-name="ce1">
            <text:p>531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04.23333333333333" table:formula="msoxl:=AVERAGE(B2:B4)" table:style-name="ce8">
            <text:p>104.2</text:p>
          </table:table-cell>
          <table:table-cell office:value-type="float" office:value="104.23333333333333" table:formula="msoxl:=AVERAGE(C2:C4)" table:style-name="ce8">
            <text:p>104.2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28.73516682656435" table:formula="msoxl:=IF(B6=0,0,MAX(SUMPRODUCT(B2:B4,B2:B4)/SUM(B2:B4)-B6,0))" table:style-name="ce8">
            <text:p>128.7</text:p>
          </table:table-cell>
          <table:table-cell office:value-type="float" office:value="128.73516682656435" table:formula="msoxl:=IF(C6=0,0,MAX(SUMPRODUCT(C2:C4,C2:C4)/SUM(C2:C4)-C6,0))" table:style-name="ce8">
            <text:p>128.7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2.83149984010231" table:formula="msoxl:=ABS(MAX(B2:B4)-B6-B7)" table:style-name="ce8">
            <text:p>32.8</text:p>
          </table:table-cell>
          <table:table-cell office:value-type="float" office:value="32.83149984010231" table:formula="msoxl:=ABS(MAX(C2:C4)-C6-C7)" table:style-name="ce8">
            <text:p>32.8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32.9685001598977" table:formula="msoxl:=B6+ B7" table:style-name="ce8">
            <text:p>233.0</text:p>
          </table:table-cell>
          <table:table-cell office:value-type="float" office:value="232.9685001598977" table:formula="msoxl:=C6+ C7" table:style-name="ce8">
            <text:p>233.0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05556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6.48611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461H58M52.000S" table:style-name="ce9">
            <text:p>13:58: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1H59M22.000S" table:style-name="ce9">
            <text:p>13:59:22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office:value-type="time" office:time-value="PT983461H59M52.000S" table:style-name="ce9">
            <text:p>13:59:52</text:p>
          </table:table-cell>
          <table:table-cell office:value-type="float" office:value="5.2" table:style-name="ce1">
            <text:p>5.2</text:p>
          </table:table-cell>
          <table:table-cell office:value-type="float" office:value="5.2" table:style-name="ce1">
            <text:p>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4" table:style-name="ce1">
            <text:p>10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9333333333333333" table:formula="msoxl:=AVERAGE(B2:B4)" table:style-name="ce8">
            <text:p>1.9</text:p>
          </table:table-cell>
          <table:table-cell office:value-type="float" office:value="1.9333333333333333" table:formula="msoxl:=AVERAGE(C2:C4)" table:style-name="ce8">
            <text:p>1.9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7908045977011495" table:formula="msoxl:=IF(B6=0,0,MAX(SUMPRODUCT(B2:B4,B2:B4)/SUM(B2:B4)-B6,0))" table:style-name="ce8">
            <text:p>2.8</text:p>
          </table:table-cell>
          <table:table-cell office:value-type="float" office:value="2.7908045977011495" table:formula="msoxl:=IF(C6=0,0,MAX(SUMPRODUCT(C2:C4,C2:C4)/SUM(C2:C4)-C6,0))" table:style-name="ce8">
            <text:p>2.8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47586206896551708" table:formula="msoxl:=ABS(MAX(B2:B4)-B6-B7)" table:style-name="ce8">
            <text:p>0.5</text:p>
          </table:table-cell>
          <table:table-cell office:value-type="float" office:value="0.47586206896551708" table:formula="msoxl:=ABS(MAX(C2:C4)-C6-C7)" table:style-name="ce8">
            <text:p>0.5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4.7241379310344831" table:formula="msoxl:=B6+ B7" table:style-name="ce8">
            <text:p>4.7</text:p>
          </table:table-cell>
          <table:table-cell office:value-type="float" office:value="4.7241379310344831" table:formula="msoxl:=C6+ C7" table:style-name="ce8">
            <text:p>4.7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05556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6.48611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461H58M52.000S" table:style-name="ce9">
            <text:p>13:58: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1H59M22.000S" table:style-name="ce9">
            <text:p>13:59: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1H59M52.000S" table:style-name="ce9">
            <text:p>13:59: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4)" table:style-name="ce8">
            <text:p>0.0</text:p>
          </table:table-cell>
          <table:table-cell office:value-type="float" office:value="0" table:formula="msoxl:=AVERAGE(C2:C4)" table:style-name="ce8">
            <text:p>0.0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6=0,0,MAX(SUMPRODUCT(B2:B4,B2:B4)/SUM(B2:B4)-B6,0))" table:style-name="ce8">
            <text:p>0.0</text:p>
          </table:table-cell>
          <table:table-cell office:value-type="float" office:value="0" table:formula="msoxl:=IF(C6=0,0,MAX(SUMPRODUCT(C2:C4,C2:C4)/SUM(C2:C4)-C6,0))" table:style-name="ce8">
            <text:p>0.0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4)-B6-B7)" table:style-name="ce8">
            <text:p>0.0</text:p>
          </table:table-cell>
          <table:table-cell office:value-type="float" office:value="0" table:formula="msoxl:=ABS(MAX(C2:C4)-C6-C7)" table:style-name="ce8">
            <text:p>0.0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6+ B7" table:style-name="ce8">
            <text:p>0.0</text:p>
          </table:table-cell>
          <table:table-cell office:value-type="float" office:value="0" table:formula="msoxl:=C6+ C7" table:style-name="ce8">
            <text:p>0.0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05556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6.48611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461H58M52.000S" table:style-name="ce9">
            <text:p>13:58: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1H59M22.000S" table:style-name="ce9">
            <text:p>13:59:22</text:p>
          </table:table-cell>
          <table:table-cell office:value-type="float" office:value="28.1" table:style-name="ce1">
            <text:p>28.1</text:p>
          </table:table-cell>
          <table:table-cell office:value-type="float" office:value="28.1" table:style-name="ce1">
            <text:p>2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6.2" table:style-name="ce1">
            <text:p>56.2</text:p>
          </table:table-cell>
          <table:table-cell table:number-columns-repeated="16128"/>
        </table:table-row>
        <table:table-row table:style-name="ro1">
          <table:table-cell office:value-type="time" office:time-value="PT983461H59M52.000S" table:style-name="ce9">
            <text:p>13:59:52</text:p>
          </table:table-cell>
          <table:table-cell office:value-type="float" office:value="1877.9" table:style-name="ce1">
            <text:p>1877.9</text:p>
          </table:table-cell>
          <table:table-cell office:value-type="float" office:value="1877.9" table:style-name="ce1">
            <text:p>187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755.8" table:style-name="ce1">
            <text:p>3755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635.33333333333337" table:formula="msoxl:=AVERAGE(B2:B4)" table:style-name="ce8">
            <text:p>635.3</text:p>
          </table:table-cell>
          <table:table-cell office:value-type="float" office:value="635.33333333333337" table:formula="msoxl:=AVERAGE(C2:C4)" table:style-name="ce8">
            <text:p>635.3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215.2952186079046" table:formula="msoxl:=IF(B6=0,0,MAX(SUMPRODUCT(B2:B4,B2:B4)/SUM(B2:B4)-B6,0))" table:style-name="ce8">
            <text:p>1215.3</text:p>
          </table:table-cell>
          <table:table-cell office:value-type="float" office:value="1215.2952186079046" table:formula="msoxl:=IF(C6=0,0,MAX(SUMPRODUCT(C2:C4,C2:C4)/SUM(C2:C4)-C6,0))" table:style-name="ce8">
            <text:p>1215.3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7.271448058761962" table:formula="msoxl:=ABS(MAX(B2:B4)-B6-B7)" table:style-name="ce8">
            <text:p>27.3</text:p>
          </table:table-cell>
          <table:table-cell office:value-type="float" office:value="27.271448058761962" table:formula="msoxl:=ABS(MAX(C2:C4)-C6-C7)" table:style-name="ce8">
            <text:p>27.3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850.6285519412381" table:formula="msoxl:=B6+ B7" table:style-name="ce8">
            <text:p>1850.6</text:p>
          </table:table-cell>
          <table:table-cell office:value-type="float" office:value="1850.6285519412381" table:formula="msoxl:=C6+ C7" table:style-name="ce8">
            <text:p>1850.6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05556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6.48611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461H58M52.000S" table:style-name="ce9">
            <text:p>13:58: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1H59M22.000S" table:style-name="ce9">
            <text:p>13:59:22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office:value-type="time" office:time-value="PT983461H59M52.000S" table:style-name="ce9">
            <text:p>13:59:52</text:p>
          </table:table-cell>
          <table:table-cell office:value-type="float" office:value="7.1" table:style-name="ce1">
            <text:p>7.1</text:p>
          </table:table-cell>
          <table:table-cell office:value-type="float" office:value="7.1" table:style-name="ce1">
            <text:p>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.2" table:style-name="ce1">
            <text:p>14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5666666666666664" table:formula="msoxl:=AVERAGE(B2:B4)" table:style-name="ce8">
            <text:p>2.6</text:p>
          </table:table-cell>
          <table:table-cell office:value-type="float" office:value="2.5666666666666664" table:formula="msoxl:=AVERAGE(C2:C4)" table:style-name="ce8">
            <text:p>2.6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.0268398268398276" table:formula="msoxl:=IF(B6=0,0,MAX(SUMPRODUCT(B2:B4,B2:B4)/SUM(B2:B4)-B6,0))" table:style-name="ce8">
            <text:p>4.0</text:p>
          </table:table-cell>
          <table:table-cell office:value-type="float" office:value="4.0268398268398276" table:formula="msoxl:=IF(C6=0,0,MAX(SUMPRODUCT(C2:C4,C2:C4)/SUM(C2:C4)-C6,0))" table:style-name="ce8">
            <text:p>4.0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50649350649350566" table:formula="msoxl:=ABS(MAX(B2:B4)-B6-B7)" table:style-name="ce8">
            <text:p>0.5</text:p>
          </table:table-cell>
          <table:table-cell office:value-type="float" office:value="0.50649350649350566" table:formula="msoxl:=ABS(MAX(C2:C4)-C6-C7)" table:style-name="ce8">
            <text:p>0.5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6.593506493506494" table:formula="msoxl:=B6+ B7" table:style-name="ce8">
            <text:p>6.6</text:p>
          </table:table-cell>
          <table:table-cell office:value-type="float" office:value="6.593506493506494" table:formula="msoxl:=C6+ C7" table:style-name="ce8">
            <text:p>6.6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05556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3461H58M52.000S" table:style-name="ce9">
            <text:p>13:58:52</text:p>
          </table:table-cell>
          <table:table-cell office:value-type="float" office:value="56.4" table:style-name="ce1">
            <text:p>5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461H59M22.000S" table:style-name="ce9">
            <text:p>13:59:22</text:p>
          </table:table-cell>
          <table:table-cell office:value-type="float" office:value="56.7" table:style-name="ce1">
            <text:p>5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461H59M52.000S" table:style-name="ce9">
            <text:p>13:59:52</text:p>
          </table:table-cell>
          <table:table-cell office:value-type="float" office:value="56.4" table:style-name="ce1">
            <text:p>5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5" table:formula="msoxl:=AVERAGE(B2:B4)" table:style-name="ce8">
            <text:p>56.5</text:p>
          </table:table-cell>
          <table:table-cell office:value-type="float" office:value="0" table:formula="msoxl:=AVERAGE(C2:C4)" table:style-name="ce8">
            <text:p>0.0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office:value-type="float" office:value="0" table:formula="msoxl:=AVERAGE(F2:F4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.5398230089356275E-4" table:formula="msoxl:=IF(B6=0,0,MAX(SUMPRODUCT(B2:B4,B2:B4)/SUM(B2:B4)-B6,0))" table:style-name="ce8">
            <text:p>0.0</text:p>
          </table:table-cell>
          <table:table-cell office:value-type="float" office:value="0" table:formula="msoxl:=IF(C6=0,0,MAX(SUMPRODUCT(C2:C4,C2:C4)/SUM(C2:C4)-C6,0))" table:style-name="ce8">
            <text:p>0.0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office:value-type="float" office:value="0" table:formula="msoxl:=IF(F6=0,0,MAX(SUMPRODUCT(F2:F4,F2:F4)/SUM(F2:F4)-F6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19964601769910928" table:formula="msoxl:=ABS(MAX(B2:B4)-B6-B7)" table:style-name="ce8">
            <text:p>0.2</text:p>
          </table:table-cell>
          <table:table-cell office:value-type="float" office:value="0" table:formula="msoxl:=ABS(MAX(C2:C4)-C6-C7)" table:style-name="ce8">
            <text:p>0.0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office:value-type="float" office:value="0" table:formula="msoxl:=ABS(MAX(F2:F4)-F6-F7)" table:style-name="ce8">
            <text:p>0.0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05556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6.48611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2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3461H58M52.000S" table:style-name="ce9">
            <text:p>13:58:5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881.6000000000004" table:style-name="ce1">
            <text:p>4881.6</text:p>
          </table:table-cell>
          <table:table-cell office:value-type="float" office:value="4208.2" table:style-name="ce1">
            <text:p>4208.2</text:p>
          </table:table-cell>
          <table:table-cell office:value-type="float" office:value="673.4" table:style-name="ce1">
            <text:p>673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76.2" table:style-name="ce1">
            <text:p>676.2</text:p>
          </table:table-cell>
          <table:table-cell office:value-type="float" office:value="1925.7" table:style-name="ce1">
            <text:p>1925.7</text:p>
          </table:table-cell>
          <table:table-cell office:value-type="float" office:value="-1" table:style-name="ce1">
            <text:p>-1</text:p>
          </table:table-cell>
          <table:table-cell office:value-type="float" office:value="76.3" table:style-name="ce1">
            <text:p>76.3</text:p>
          </table:table-cell>
          <table:table-cell office:value-type="float" office:value="0" table:style-name="ce1">
            <text:p>0</text:p>
          </table:table-cell>
          <table:table-cell office:value-type="float" office:value="208.3" table:style-name="ce1">
            <text:p>208.3</text:p>
          </table:table-cell>
          <table:table-cell table:number-columns-repeated="16368"/>
        </table:table-row>
        <table:table-row table:style-name="ro1">
          <table:table-cell office:value-type="time" office:time-value="PT983461H59M22.000S" table:style-name="ce9">
            <text:p>13:59:2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30.8999999999996" table:style-name="ce1">
            <text:p>4630.9</text:p>
          </table:table-cell>
          <table:table-cell office:value-type="float" office:value="3961.3" table:style-name="ce1">
            <text:p>3961.3</text:p>
          </table:table-cell>
          <table:table-cell office:value-type="float" office:value="669.6" table:style-name="ce1">
            <text:p>669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9" table:style-name="ce1">
            <text:p>699</text:p>
          </table:table-cell>
          <table:table-cell office:value-type="float" office:value="2155.1999999999998" table:style-name="ce1">
            <text:p>2155.2</text:p>
          </table:table-cell>
          <table:table-cell office:value-type="float" office:value="-1" table:style-name="ce1">
            <text:p>-1</text:p>
          </table:table-cell>
          <table:table-cell office:value-type="float" office:value="76.5" table:style-name="ce1">
            <text:p>76.5</text:p>
          </table:table-cell>
          <table:table-cell office:value-type="float" office:value="0" table:style-name="ce1">
            <text:p>0</text:p>
          </table:table-cell>
          <table:table-cell office:value-type="float" office:value="225.3" table:style-name="ce1">
            <text:p>225.3</text:p>
          </table:table-cell>
          <table:table-cell table:number-columns-repeated="16368"/>
        </table:table-row>
        <table:table-row table:style-name="ro1">
          <table:table-cell office:value-type="time" office:time-value="PT983461H59M52.000S" table:style-name="ce9">
            <text:p>13:59:5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17.2" table:style-name="ce1">
            <text:p>4617.2</text:p>
          </table:table-cell>
          <table:table-cell office:value-type="float" office:value="3948.5" table:style-name="ce1">
            <text:p>3948.5</text:p>
          </table:table-cell>
          <table:table-cell office:value-type="float" office:value="668.8" table:style-name="ce1">
            <text:p>668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79.7" table:style-name="ce1">
            <text:p>679.7</text:p>
          </table:table-cell>
          <table:table-cell office:value-type="float" office:value="2182" table:style-name="ce1">
            <text:p>2182</text:p>
          </table:table-cell>
          <table:table-cell office:value-type="float" office:value="-1" table:style-name="ce1">
            <text:p>-1</text:p>
          </table:table-cell>
          <table:table-cell office:value-type="float" office:value="76.599999999999994" table:style-name="ce1">
            <text:p>76.6</text:p>
          </table:table-cell>
          <table:table-cell office:value-type="float" office:value="0" table:style-name="ce1">
            <text:p>0</text:p>
          </table:table-cell>
          <table:table-cell office:value-type="float" office:value="211.5" table:style-name="ce1">
            <text:p>211.5</text:p>
          </table:table-cell>
          <table:table-cell table:number-columns-repeated="16368"/>
        </table:table-row>
        <table:table-row table:number-rows-repeated="1048572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05556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6.48611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1.91667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2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3461H58M52.000S" table:style-name="ce9">
            <text:p>13:58:52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3461H59M22.000S" table:style-name="ce9">
            <text:p>13:59:22</text:p>
          </table:table-cell>
          <table:table-cell office:value-type="float" office:value="3648" table:style-name="ce1">
            <text:p>3648</text:p>
          </table:table-cell>
          <table:table-cell office:value-type="float" office:value="182.1" table:style-name="ce1">
            <text:p>182.1</text:p>
          </table:table-cell>
          <table:table-cell office:value-type="float" office:value="3648" table:style-name="ce1">
            <text:p>3648</text:p>
          </table:table-cell>
          <table:table-cell office:value-type="float" office:value="763" table:style-name="ce1">
            <text:p>763</text:p>
          </table:table-cell>
          <table:table-cell office:value-type="float" office:value="7296" table:style-name="ce1">
            <text:p>7296</text:p>
          </table:table-cell>
          <table:table-cell office:value-type="float" office:value="945.1" table:style-name="ce1">
            <text:p>945.1</text:p>
          </table:table-cell>
          <table:table-cell office:value-type="float" office:value="3830.1" table:style-name="ce1">
            <text:p>3830.1</text:p>
          </table:table-cell>
          <table:table-cell office:value-type="float" office:value="-4411" table:style-name="ce1">
            <text:p>-4411</text:p>
          </table:table-cell>
          <table:table-cell table:number-columns-repeated="16375"/>
        </table:table-row>
        <table:table-row table:style-name="ro1">
          <table:table-cell office:value-type="time" office:time-value="PT983461H59M52.000S" table:style-name="ce9">
            <text:p>13:59:52</text:p>
          </table:table-cell>
          <table:table-cell office:value-type="float" office:value="2628.5" table:style-name="ce1">
            <text:p>2628.5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2628.5" table:style-name="ce1">
            <text:p>2628.5</text:p>
          </table:table-cell>
          <table:table-cell office:value-type="float" office:value="1177.2" table:style-name="ce1">
            <text:p>1177.2</text:p>
          </table:table-cell>
          <table:table-cell office:value-type="float" office:value="5257" table:style-name="ce1">
            <text:p>5257</text:p>
          </table:table-cell>
          <table:table-cell office:value-type="float" office:value="1246.8" table:style-name="ce1">
            <text:p>1246.8</text:p>
          </table:table-cell>
          <table:table-cell office:value-type="float" office:value="2698.1" table:style-name="ce1">
            <text:p>2698.1</text:p>
          </table:table-cell>
          <table:table-cell office:value-type="float" office:value="-3805.7" table:style-name="ce1">
            <text:p>-3805.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092.1666666666665" table:formula="msoxl:=AVERAGE(B2:B4)" table:style-name="ce8">
            <text:p>2092.2</text:p>
          </table:table-cell>
          <table:table-cell office:value-type="float" office:value="84" table:formula="msoxl:=AVERAGE(C2:C4)" table:style-name="ce8">
            <text:p>84.0</text:p>
          </table:table-cell>
          <table:table-cell office:value-type="float" office:value="2092.1666666666665" table:formula="msoxl:=AVERAGE(D2:D4)" table:style-name="ce8">
            <text:p>2092.2</text:p>
          </table:table-cell>
          <table:table-cell office:value-type="float" office:value="646.80000000000007" table:formula="msoxl:=AVERAGE(E2:E4)" table:style-name="ce8">
            <text:p>646.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128.8826840861416" table:formula="msoxl:=IF(B6=0,0,MAX(SUMPRODUCT(B2:B4,B2:B4)/SUM(B2:B4)-B6,0))" table:style-name="ce8">
            <text:p>1128.9</text:p>
          </table:table-cell>
          <table:table-cell office:value-type="float" office:value="66.812142857142817" table:formula="msoxl:=IF(C6=0,0,MAX(SUMPRODUCT(C2:C4,C2:C4)/SUM(C2:C4)-C6,0))" table:style-name="ce8">
            <text:p>66.8</text:p>
          </table:table-cell>
          <table:table-cell office:value-type="float" office:value="1128.8826840861416" table:formula="msoxl:=IF(D6=0,0,MAX(SUMPRODUCT(D2:D4,D2:D4)/SUM(D2:D4)-D6,0))" table:style-name="ce8">
            <text:p>1128.9</text:p>
          </table:table-cell>
          <table:table-cell office:value-type="float" office:value="367.40783343640476" table:formula="msoxl:=IF(E6=0,0,MAX(SUMPRODUCT(E2:E4,E2:E4)/SUM(E2:E4)-E6,0))" table:style-name="ce8">
            <text:p>367.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26.9506492471919" table:formula="msoxl:=ABS(MAX(B2:B4)-B6-B7)" table:style-name="ce8">
            <text:p>427.0</text:p>
          </table:table-cell>
          <table:table-cell office:value-type="float" office:value="31.287857142857177" table:formula="msoxl:=ABS(MAX(C2:C4)-C6-C7)" table:style-name="ce8">
            <text:p>31.3</text:p>
          </table:table-cell>
          <table:table-cell office:value-type="float" office:value="426.9506492471919" table:formula="msoxl:=ABS(MAX(D2:D4)-D6-D7)" table:style-name="ce8">
            <text:p>427.0</text:p>
          </table:table-cell>
          <table:table-cell office:value-type="float" office:value="162.99216656359522" table:formula="msoxl:=ABS(MAX(E2:E4)-E6-E7)" table:style-name="ce8">
            <text:p>163.0</text:p>
          </table:table-cell>
          <table:table-cell table:number-columns-repeated="16379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05556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6.48611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2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3461H58M52.000S" table:style-name="ce9">
            <text:p>13:58:52</text:p>
          </table:table-cell>
          <table:table-cell office:value-type="float" office:value="0" table:style-name="ce1">
            <text:p>0</text:p>
          </table:table-cell>
          <table:table-cell office:value-type="float" office:value="5.5" table:style-name="ce1">
            <text:p>5.5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3461H59M22.000S" table:style-name="ce9">
            <text:p>13:59:22</text:p>
          </table:table-cell>
          <table:table-cell office:value-type="float" office:value="14786.3" table:style-name="ce1">
            <text:p>14786.3</text:p>
          </table:table-cell>
          <table:table-cell office:value-type="float" office:value="592.1" table:style-name="ce1">
            <text:p>592.1</text:p>
          </table:table-cell>
          <table:table-cell office:value-type="float" office:value="14786.3" table:style-name="ce1">
            <text:p>14786.3</text:p>
          </table:table-cell>
          <table:table-cell office:value-type="float" office:value="1093.8" table:style-name="ce1">
            <text:p>1093.8</text:p>
          </table:table-cell>
          <table:table-cell table:number-columns-repeated="16379"/>
        </table:table-row>
        <table:table-row table:style-name="ro1">
          <table:table-cell office:value-type="time" office:time-value="PT983461H59M52.000S" table:style-name="ce9">
            <text:p>13:59:52</text:p>
          </table:table-cell>
          <table:table-cell office:value-type="float" office:value="10953.6" table:style-name="ce1">
            <text:p>10953.6</text:p>
          </table:table-cell>
          <table:table-cell office:value-type="float" office:value="420.8" table:style-name="ce1">
            <text:p>420.8</text:p>
          </table:table-cell>
          <table:table-cell office:value-type="float" office:value="10953.6" table:style-name="ce1">
            <text:p>10953.6</text:p>
          </table:table-cell>
          <table:table-cell office:value-type="float" office:value="1007.9" table:style-name="ce1">
            <text:p>1007.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579.9666666666672" table:formula="msoxl:=AVERAGE(B2:B4)" table:style-name="ce8">
            <text:p>8580.0</text:p>
          </table:table-cell>
          <table:table-cell office:value-type="float" office:value="339.4666666666667" table:formula="msoxl:=AVERAGE(C2:C4)" table:style-name="ce8">
            <text:p>339.5</text:p>
          </table:table-cell>
          <table:table-cell office:value-type="float" office:value="8579.9666666666672" table:formula="msoxl:=AVERAGE(D2:D4)" table:style-name="ce8">
            <text:p>8580.0</text:p>
          </table:table-cell>
          <table:table-cell office:value-type="float" office:value="700.86666666666667" table:formula="msoxl:=AVERAGE(E2:E4)" table:style-name="ce8">
            <text:p>70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575.3299992100438" table:formula="msoxl:=IF(B6=0,0,MAX(SUMPRODUCT(B2:B4,B2:B4)/SUM(B2:B4)-B6,0))" table:style-name="ce8">
            <text:p>4575.3</text:p>
          </table:table-cell>
          <table:table-cell office:value-type="float" office:value="178.68464912280695" table:formula="msoxl:=IF(C6=0,0,MAX(SUMPRODUCT(C2:C4,C2:C4)/SUM(C2:C4)-C6,0))" table:style-name="ce8">
            <text:p>178.7</text:p>
          </table:table-cell>
          <table:table-cell office:value-type="float" office:value="4575.3299992100438" table:formula="msoxl:=IF(D6=0,0,MAX(SUMPRODUCT(D2:D4,D2:D4)/SUM(D2:D4)-D6,0))" table:style-name="ce8">
            <text:p>4575.3</text:p>
          </table:table-cell>
          <table:table-cell office:value-type="float" office:value="351.28859824344465" table:formula="msoxl:=IF(E6=0,0,MAX(SUMPRODUCT(E2:E4,E2:E4)/SUM(E2:E4)-E6,0))" table:style-name="ce8">
            <text:p>351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631.0033341232884" table:formula="msoxl:=ABS(MAX(B2:B4)-B6-B7)" table:style-name="ce8">
            <text:p>1631.0</text:p>
          </table:table-cell>
          <table:table-cell office:value-type="float" office:value="73.94868421052638" table:formula="msoxl:=ABS(MAX(C2:C4)-C6-C7)" table:style-name="ce8">
            <text:p>73.9</text:p>
          </table:table-cell>
          <table:table-cell office:value-type="float" office:value="1631.0033341232884" table:formula="msoxl:=ABS(MAX(D2:D4)-D6-D7)" table:style-name="ce8">
            <text:p>1631.0</text:p>
          </table:table-cell>
          <table:table-cell office:value-type="float" office:value="41.644735089888627" table:formula="msoxl:=ABS(MAX(E2:E4)-E6-E7)" table:style-name="ce8">
            <text:p>41.6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05556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6.48611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1.91667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2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3461H58M52.000S" table:style-name="ce9">
            <text:p>13:58:5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461H59M22.000S" table:style-name="ce9">
            <text:p>13:59:22</text:p>
          </table:table-cell>
          <table:table-cell office:value-type="float" office:value="19" table:style-name="ce1">
            <text:p>19</text:p>
          </table:table-cell>
          <table:table-cell office:value-type="float" office:value="-1" table:style-name="ce1">
            <text:p>-1</text:p>
          </table:table-cell>
          <table:table-cell office:value-type="float" office:value="18131.7" table:style-name="ce1">
            <text:p>18131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.6" table:style-name="ce1">
            <text:p>8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461H59M52.000S" table:style-name="ce9">
            <text:p>13:59:52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4009.5" table:style-name="ce1">
            <text:p>14009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.5" table:style-name="ce1">
            <text:p>5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2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05556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6.48611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3461H58M52.000S" table:style-name="ce9">
            <text:p>13:58:5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7" table:style-name="ce1">
            <text:p>8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4081" table:style-name="ce1">
            <text:p>4081</text:p>
          </table:table-cell>
          <table:table-cell office:value-type="float" office:value="-1" table:style-name="ce1">
            <text:p>-1</text:p>
          </table:table-cell>
          <table:table-cell office:value-type="float" office:value="5344" table:style-name="ce1">
            <text:p>5344</text:p>
          </table:table-cell>
          <table:table-cell office:value-type="float" office:value="409" table:style-name="ce1">
            <text:p>409</text:p>
          </table:table-cell>
          <table:table-cell office:value-type="float" office:value="-1" table:style-name="ce1">
            <text:p>-1</text:p>
          </table:table-cell>
          <table:table-cell office:value-type="float" office:value="192634" table:style-name="ce1">
            <text:p>19263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115" table:style-name="ce1">
            <text:p>11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65" table:style-name="ce1">
            <text:p>65</text:p>
          </table:table-cell>
          <table:table-cell table:number-columns-repeated="16346"/>
        </table:table-row>
        <table:table-row table:style-name="ro1">
          <table:table-cell office:value-type="time" office:time-value="PT983461H59M22.000S" table:style-name="ce9">
            <text:p>13:59:2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1" table:style-name="ce1">
            <text:p>4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711" table:style-name="ce1">
            <text:p>1711</text:p>
          </table:table-cell>
          <table:table-cell office:value-type="float" office:value="0" table:style-name="ce1">
            <text:p>0</text:p>
          </table:table-cell>
          <table:table-cell office:value-type="float" office:value="-3128" table:style-name="ce1">
            <text:p>-3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2635" table:style-name="ce1">
            <text:p>-1926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2" table:style-name="ce1">
            <text:p>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25" table:style-name="ce1">
            <text:p>25</text:p>
          </table:table-cell>
          <table:table-cell table:number-columns-repeated="16346"/>
        </table:table-row>
        <table:table-row table:style-name="ro1">
          <table:table-cell office:value-type="time" office:time-value="PT983461H59M52.000S" table:style-name="ce9">
            <text:p>13:59:5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-2172" table:style-name="ce1">
            <text:p>-2172</text:p>
          </table:table-cell>
          <table:table-cell office:value-type="float" office:value="0" table:style-name="ce1">
            <text:p>0</text:p>
          </table:table-cell>
          <table:table-cell office:value-type="float" office:value="-1824" table:style-name="ce1">
            <text:p>-18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-67" table:style-name="ce1">
            <text:p>-67</text:p>
          </table:table-cell>
          <table:table-cell table:number-columns-repeated="16346"/>
        </table:table-row>
        <table:table-row table:number-rows-repeated="1048572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3H58M52.000S" table:style-name="ce9">
            <text:p>13:58:52</text:p>
          </table:table-cell>
          <table:table-cell office:value-type="date" office:date-value="2012-03-09T00:00:00" table:style-name="ce3">
            <text:p>09-Mar-12</text:p>
          </table:table-cell>
          <table:table-cell office:value-type="time" office:time-value="PT983461H58M52.000S" table:style-name="ce10">
            <text:p>13: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3H59M22.000S" table:style-name="ce9">
            <text:p>13:59:22</text:p>
          </table:table-cell>
          <table:table-cell office:value-type="date" office:date-value="2012-03-09T00:00:00" table:style-name="ce3">
            <text:p>09-Mar-12</text:p>
          </table:table-cell>
          <table:table-cell office:value-type="time" office:time-value="PT983461H59M22.000S" table:style-name="ce10">
            <text:p>13: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3H59M52.000S" table:style-name="ce9">
            <text:p>13:59:52</text:p>
          </table:table-cell>
          <table:table-cell office:value-type="date" office:date-value="2012-03-09T00:00:00" table:style-name="ce3">
            <text:p>09-Mar-12</text:p>
          </table:table-cell>
          <table:table-cell office:value-type="time" office:time-value="PT983461H59M52.000S" table:style-name="ce10">
            <text:p>13:59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05556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461H58M52.000S" table:style-name="ce9">
            <text:p>13:58:52</text:p>
          </table:table-cell>
          <table:table-cell office:value-type="float" office:value="10.9" table:style-name="ce1">
            <text:p>10.9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float" office:value="87.6" table:style-name="ce1">
            <text:p>87.6</text:p>
          </table:table-cell>
          <table:table-cell office:value-type="float" office:value="12.1" table:style-name="ce1">
            <text:p>12.1</text:p>
          </table:table-cell>
          <table:table-cell table:number-columns-repeated="16378"/>
        </table:table-row>
        <table:table-row table:style-name="ro1">
          <table:table-cell office:value-type="time" office:time-value="PT983461H59M22.000S" table:style-name="ce9">
            <text:p>13:59:22</text:p>
          </table:table-cell>
          <table:table-cell office:value-type="float" office:value="70.099999999999994" table:style-name="ce1">
            <text:p>70.1</text:p>
          </table:table-cell>
          <table:table-cell office:value-type="float" office:value="7.7" table:style-name="ce1">
            <text:p>7.7</text:p>
          </table:table-cell>
          <table:table-cell office:value-type="float" office:value="0" table:style-name="ce1">
            <text:p>0</text:p>
          </table:table-cell>
          <table:table-cell office:value-type="float" office:value="22.3" table:style-name="ce1">
            <text:p>22.3</text:p>
          </table:table-cell>
          <table:table-cell office:value-type="float" office:value="77.8" table:style-name="ce1">
            <text:p>77.8</text:p>
          </table:table-cell>
          <table:table-cell table:number-columns-repeated="16378"/>
        </table:table-row>
        <table:table-row table:style-name="ro1">
          <table:table-cell office:value-type="time" office:time-value="PT983461H59M52.000S" table:style-name="ce9">
            <text:p>13:59:52</text:p>
          </table:table-cell>
          <table:table-cell office:value-type="float" office:value="70.7" table:style-name="ce1">
            <text:p>70.7</text:p>
          </table:table-cell>
          <table:table-cell office:value-type="float" office:value="6.6" table:style-name="ce1">
            <text:p>6.6</text:p>
          </table:table-cell>
          <table:table-cell office:value-type="float" office:value="0" table:style-name="ce1">
            <text:p>0</text:p>
          </table:table-cell>
          <table:table-cell office:value-type="float" office:value="22.7" table:style-name="ce1">
            <text:p>22.7</text:p>
          </table:table-cell>
          <table:table-cell office:value-type="float" office:value="77.3" table:style-name="ce1">
            <text:p>77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0.566666666666663" table:style-name="ce1">
            <text:p>50.56666667</text:p>
          </table:table-cell>
          <table:table-cell office:value-type="float" office:value="5.166666666666667" table:style-name="ce1">
            <text:p>5.166666667</text:p>
          </table:table-cell>
          <table:table-cell office:value-type="float" office:value="6.6666666666666666E-2" table:style-name="ce1">
            <text:p>0.066666667</text:p>
          </table:table-cell>
          <table:table-cell office:value-type="float" office:value="44.199999999999996" table:style-name="ce1">
            <text:p>44.2</text:p>
          </table:table-cell>
          <table:table-cell office:value-type="float" office:value="55.733333333333327" table:style-name="ce1">
            <text:p>55.73333333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05556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461H58M52.000S" table:style-name="ce9">
            <text:p>13:58:52</text:p>
          </table:table-cell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88.3" table:style-name="ce1">
            <text:p>88.3</text:p>
          </table:table-cell>
          <table:table-cell office:value-type="float" office:value="11.4" table:style-name="ce1">
            <text:p>11.4</text:p>
          </table:table-cell>
          <table:table-cell table:number-columns-repeated="16378"/>
        </table:table-row>
        <table:table-row table:style-name="ro1">
          <table:table-cell office:value-type="time" office:time-value="PT983461H59M22.000S" table:style-name="ce9">
            <text:p>13:59:22</text:p>
          </table:table-cell>
          <table:table-cell office:value-type="float" office:value="74.2" table:style-name="ce1">
            <text:p>74.2</text:p>
          </table:table-cell>
          <table:table-cell office:value-type="float" office:value="7.9" table:style-name="ce1">
            <text:p>7.9</text:p>
          </table:table-cell>
          <table:table-cell office:value-type="float" office:value="0" table:style-name="ce1">
            <text:p>0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82.100000000000009" table:style-name="ce1">
            <text:p>82.1</text:p>
          </table:table-cell>
          <table:table-cell table:number-columns-repeated="16378"/>
        </table:table-row>
        <table:table-row table:style-name="ro1">
          <table:table-cell office:value-type="time" office:time-value="PT983461H59M52.000S" table:style-name="ce9">
            <text:p>13:59:52</text:p>
          </table:table-cell>
          <table:table-cell office:value-type="float" office:value="82.8" table:style-name="ce1">
            <text:p>82.8</text:p>
          </table:table-cell>
          <table:table-cell office:value-type="float" office:value="6.8" table:style-name="ce1">
            <text:p>6.8</text:p>
          </table:table-cell>
          <table:table-cell office:value-type="float" office:value="0" table:style-name="ce1">
            <text:p>0</text:p>
          </table:table-cell>
          <table:table-cell office:value-type="float" office:value="10.4" table:style-name="ce1">
            <text:p>10.4</text:p>
          </table:table-cell>
          <table:table-cell office:value-type="float" office:value="89.6" table:style-name="ce1">
            <text:p>89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5.800000000000004" table:style-name="ce1">
            <text:p>55.8</text:p>
          </table:table-cell>
          <table:table-cell office:value-type="float" office:value="5.2333333333333334" table:style-name="ce1">
            <text:p>5.233333333</text:p>
          </table:table-cell>
          <table:table-cell office:value-type="float" office:value="9.9999999999999992E-2" table:style-name="ce1">
            <text:p>0.1</text:p>
          </table:table-cell>
          <table:table-cell office:value-type="float" office:value="38.866666666666667" table:style-name="ce1">
            <text:p>38.86666667</text:p>
          </table:table-cell>
          <table:table-cell office:value-type="float" office:value="61.033333333333339" table:style-name="ce1">
            <text:p>61.03333333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05556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461H58M52.000S" table:style-name="ce9">
            <text:p>13:58:52</text:p>
          </table:table-cell>
          <table:table-cell office:value-type="float" office:value="11" table:style-name="ce1">
            <text:p>11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88" table:style-name="ce1">
            <text:p>88</text:p>
          </table:table-cell>
          <table:table-cell office:value-type="float" office:value="11.8" table:style-name="ce1">
            <text:p>11.8</text:p>
          </table:table-cell>
          <table:table-cell table:number-columns-repeated="16378"/>
        </table:table-row>
        <table:table-row table:style-name="ro1">
          <table:table-cell office:value-type="time" office:time-value="PT983461H59M22.000S" table:style-name="ce9">
            <text:p>13:59:22</text:p>
          </table:table-cell>
          <table:table-cell office:value-type="float" office:value="68.099999999999994" table:style-name="ce1">
            <text:p>68.1</text:p>
          </table:table-cell>
          <table:table-cell office:value-type="float" office:value="7.9" table:style-name="ce1">
            <text:p>7.9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76" table:style-name="ce1">
            <text:p>76</text:p>
          </table:table-cell>
          <table:table-cell table:number-columns-repeated="16378"/>
        </table:table-row>
        <table:table-row table:style-name="ro1">
          <table:table-cell office:value-type="time" office:time-value="PT983461H59M52.000S" table:style-name="ce9">
            <text:p>13:59:52</text:p>
          </table:table-cell>
          <table:table-cell office:value-type="float" office:value="73.2" table:style-name="ce1">
            <text:p>73.2</text:p>
          </table:table-cell>
          <table:table-cell office:value-type="float" office:value="6.8" table:style-name="ce1">
            <text:p>6.8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0.766666666666673" table:style-name="ce1">
            <text:p>50.76666667</text:p>
          </table:table-cell>
          <table:table-cell office:value-type="float" office:value="5.166666666666667" table:style-name="ce1">
            <text:p>5.166666667</text:p>
          </table:table-cell>
          <table:table-cell office:value-type="float" office:value="6.6666666666666666E-2" table:style-name="ce1">
            <text:p>0.066666667</text:p>
          </table:table-cell>
          <table:table-cell office:value-type="float" office:value="44" table:style-name="ce1">
            <text:p>44</text:p>
          </table:table-cell>
          <table:table-cell office:value-type="float" office:value="55.933333333333337" table:style-name="ce1">
            <text:p>55.93333333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05556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461H58M52.000S" table:style-name="ce9">
            <text:p>13:58:52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0.9" table:style-name="ce1">
            <text:p>0.9</text:p>
          </table:table-cell>
          <table:table-cell office:value-type="float" office:value="0.5" table:style-name="ce1">
            <text:p>0.5</text:p>
          </table:table-cell>
          <table:table-cell office:value-type="float" office:value="89.4" table:style-name="ce1">
            <text:p>89.4</text:p>
          </table:table-cell>
          <table:table-cell office:value-type="float" office:value="10.1" table:style-name="ce1">
            <text:p>10.1</text:p>
          </table:table-cell>
          <table:table-cell table:number-columns-repeated="16378"/>
        </table:table-row>
        <table:table-row table:style-name="ro1">
          <table:table-cell office:value-type="time" office:time-value="PT983461H59M22.000S" table:style-name="ce9">
            <text:p>13:59:22</text:p>
          </table:table-cell>
          <table:table-cell office:value-type="float" office:value="69.8" table:style-name="ce1">
            <text:p>69.8</text:p>
          </table:table-cell>
          <table:table-cell office:value-type="float" office:value="9.5" table:style-name="ce1">
            <text:p>9.5</text:p>
          </table:table-cell>
          <table:table-cell office:value-type="float" office:value="0" table:style-name="ce1">
            <text:p>0</text:p>
          </table:table-cell>
          <table:table-cell office:value-type="float" office:value="20.6" table:style-name="ce1">
            <text:p>20.6</text:p>
          </table:table-cell>
          <table:table-cell office:value-type="float" office:value="79.3" table:style-name="ce1">
            <text:p>79.3</text:p>
          </table:table-cell>
          <table:table-cell table:number-columns-repeated="16378"/>
        </table:table-row>
        <table:table-row table:style-name="ro1">
          <table:table-cell office:value-type="time" office:time-value="PT983461H59M52.000S" table:style-name="ce9">
            <text:p>13:59:52</text:p>
          </table:table-cell>
          <table:table-cell office:value-type="float" office:value="83.2" table:style-name="ce1">
            <text:p>83.2</text:p>
          </table:table-cell>
          <table:table-cell office:value-type="float" office:value="6.8" table:style-name="ce1">
            <text:p>6.8</text:p>
          </table:table-cell>
          <table:table-cell office:value-type="float" office:value="0.2" table:style-name="ce1">
            <text:p>0.2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90" table:style-name="ce1">
            <text:p>9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4.066666666666663" table:style-name="ce1">
            <text:p>54.06666667</text:p>
          </table:table-cell>
          <table:table-cell office:value-type="float" office:value="5.7333333333333334" table:style-name="ce1">
            <text:p>5.733333333</text:p>
          </table:table-cell>
          <table:table-cell office:value-type="float" office:value="0.23333333333333331" table:style-name="ce1">
            <text:p>0.233333333</text:p>
          </table:table-cell>
          <table:table-cell office:value-type="float" office:value="39.93333333333333" table:style-name="ce1">
            <text:p>39.93333333</text:p>
          </table:table-cell>
          <table:table-cell office:value-type="float" office:value="59.79999999999999" table:style-name="ce1">
            <text:p>59.8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9" table:contains-header="false" table:orientation="column">
          <table:sort>
            <table:sort-by table:field-number="8" table:order="descending"/>
          </table:sort>
        </table:database-range>
        <table:database-range table:target-range-address="DISKBUSY.B1:DISKBUSY.E9" table:contains-header="false" table:orientation="column">
          <table:sort>
            <table:sort-by table:field-number="8" table:order="descending"/>
          </table:sort>
        </table:database-range>
        <table:database-range table:target-range-address="DISKREAD.B1:DISKREAD.E9" table:contains-header="false" table:orientation="column">
          <table:sort>
            <table:sort-by table:field-number="8" table:order="descending"/>
          </table:sort>
        </table:database-range>
        <table:database-range table:target-range-address="DISKWRITE.B1:DISKWRITE.E9" table:contains-header="false" table:orientation="column">
          <table:sort>
            <table:sort-by table:field-number="8" table:order="descending"/>
          </table:sort>
        </table:database-range>
        <table:database-range table:target-range-address="DISKXFER.B1:DISKXFER.E9" table:contains-header="false" table:orientation="column">
          <table:sort>
            <table:sort-by table:field-number="8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3-09T09:55:39Z</meta:creation-date>
    <dc:date>2012-03-09T09:55:4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4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4" chart:class="chart:line" chart:attached-axis="primary-y" chart:style-name="G0S0">
            <chart:data-point chart:repeated="3"/>
          </chart:series>
          <chart:series chart:values-cell-range-address="DISK_SUMM.$D$2:.$D$4" chart:class="chart:line" chart:attached-axis="secondary-y" chart:style-name="G1S0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2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4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4" chart:class="chart:line" chart:attached-axis="primary-y" chart:style-name="G0S0">
            <chart:data-point chart:repeated="3"/>
          </chart:series>
          <chart:series chart:label-cell-address="DISKBUSY.$C$1" chart:values-cell-range-address="DISKBUSY.$C$2:.$C$4" chart:class="chart:line" chart:attached-axis="primary-y" chart:style-name="G0S1">
            <chart:data-point chart:repeated="3"/>
          </chart:series>
          <chart:series chart:label-cell-address="DISKBUSY.$D$1" chart:values-cell-range-address="DISKBUSY.$D$2:.$D$4" chart:class="chart:line" chart:attached-axis="primary-y" chart:style-name="G0S2">
            <chart:data-point chart:repeated="3"/>
          </chart:series>
          <chart:series chart:label-cell-address="DISKBUSY.$E$1" chart:values-cell-range-address="DISKBUSY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2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6:.$E$6" chart:class="chart:bar" chart:attached-axis="primary-y" chart:style-name="G0S0">
            <chart:data-point chart:repeated="4"/>
          </chart:series>
          <chart:series chart:values-cell-range-address="DISKREAD.$B$7:.$E$7" chart:class="chart:bar" chart:attached-axis="primary-y" chart:style-name="G0S1">
            <chart:data-point chart:repeated="4"/>
          </chart:series>
          <chart:series chart:values-cell-range-address="DISKREAD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2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4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4" chart:class="chart:line" chart:attached-axis="primary-y" chart:style-name="G0S0">
            <chart:data-point chart:repeated="3"/>
          </chart:series>
          <chart:series chart:label-cell-address="DISKREAD.$C$1" chart:values-cell-range-address="DISKREAD.$C$2:.$C$4" chart:class="chart:line" chart:attached-axis="primary-y" chart:style-name="G0S1">
            <chart:data-point chart:repeated="3"/>
          </chart:series>
          <chart:series chart:label-cell-address="DISKREAD.$D$1" chart:values-cell-range-address="DISKREAD.$D$2:.$D$4" chart:class="chart:line" chart:attached-axis="primary-y" chart:style-name="G0S2">
            <chart:data-point chart:repeated="3"/>
          </chart:series>
          <chart:series chart:label-cell-address="DISKREAD.$E$1" chart:values-cell-range-address="DISKREAD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2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6:.$E$6" chart:class="chart:bar" chart:attached-axis="primary-y" chart:style-name="G0S0">
            <chart:data-point chart:repeated="4"/>
          </chart:series>
          <chart:series chart:values-cell-range-address="DISKWRITE.$B$7:.$E$7" chart:class="chart:bar" chart:attached-axis="primary-y" chart:style-name="G0S1">
            <chart:data-point chart:repeated="4"/>
          </chart:series>
          <chart:series chart:values-cell-range-address="DISKWRITE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2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4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4" chart:class="chart:line" chart:attached-axis="primary-y" chart:style-name="G0S0">
            <chart:data-point chart:repeated="3"/>
          </chart:series>
          <chart:series chart:label-cell-address="DISKWRITE.$C$1" chart:values-cell-range-address="DISKWRITE.$C$2:.$C$4" chart:class="chart:line" chart:attached-axis="primary-y" chart:style-name="G0S1">
            <chart:data-point chart:repeated="3"/>
          </chart:series>
          <chart:series chart:label-cell-address="DISKWRITE.$D$1" chart:values-cell-range-address="DISKWRITE.$D$2:.$D$4" chart:class="chart:line" chart:attached-axis="primary-y" chart:style-name="G0S2">
            <chart:data-point chart:repeated="3"/>
          </chart:series>
          <chart:series chart:label-cell-address="DISKWRITE.$E$1" chart:values-cell-range-address="DISKWRITE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2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6:.$E$6" chart:class="chart:bar" chart:attached-axis="primary-y" chart:style-name="G0S0">
            <chart:data-point chart:repeated="4"/>
          </chart:series>
          <chart:series chart:values-cell-range-address="DISKXFER.$B$7:.$E$7" chart:class="chart:bar" chart:attached-axis="primary-y" chart:style-name="G0S1">
            <chart:data-point chart:repeated="4"/>
          </chart:series>
          <chart:series chart:values-cell-range-address="DISKXFER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2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4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4" chart:class="chart:line" chart:attached-axis="primary-y" chart:style-name="G0S0">
            <chart:data-point chart:repeated="3"/>
          </chart:series>
          <chart:series chart:label-cell-address="DISKXFER.$C$1" chart:values-cell-range-address="DISKXFER.$C$2:.$C$4" chart:class="chart:line" chart:attached-axis="primary-y" chart:style-name="G0S1">
            <chart:data-point chart:repeated="3"/>
          </chart:series>
          <chart:series chart:label-cell-address="DISKXFER.$D$1" chart:values-cell-range-address="DISKXFER.$D$2:.$D$4" chart:class="chart:line" chart:attached-axis="primary-y" chart:style-name="G0S2">
            <chart:data-point chart:repeated="3"/>
          </chart:series>
          <chart:series chart:label-cell-address="DISKXFER.$E$1" chart:values-cell-range-address="DISKXFER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6" chart:values-cell-range-address="JFSFILE.$B$6:.$F$6" chart:class="chart:bar" chart:attached-axis="primary-y" chart:style-name="G0S0">
            <chart:data-point chart:repeated="5"/>
          </chart:series>
          <chart:series chart:label-cell-address="JFSFILE.$A$7" chart:values-cell-range-address="JFSFILE.$B$7:.$F$7" chart:class="chart:bar" chart:attached-axis="primary-y" chart:style-name="G0S1">
            <chart:data-point chart:repeated="5"/>
          </chart:series>
          <chart:series chart:label-cell-address="JFSFILE.$A$8" chart:values-cell-range-address="JFSFILE.$B$8:.$F$8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2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4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4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4"/>
          </chart:axis>
          <chart:axis chart:dimension="y" chart:name="primary-y" chart:style-name="Axs1"/>
          <chart:series chart:label-cell-address="MEM.$B$1" chart:values-cell-range-address="MEM.$B$2:.$B$4" chart:class="chart:area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2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4"/>
          </chart:axis>
          <chart:axis chart:dimension="y" chart:name="primary-y" chart:style-name="Axs1"/>
          <chart:series chart:label-cell-address="CPU_ALL.$B$1" chart:values-cell-range-address="CPU_ALL.$B$2:.$B$4" chart:class="chart:area" chart:attached-axis="primary-y" chart:style-name="G0S0">
            <chart:data-point chart:repeated="3"/>
          </chart:series>
          <chart:series chart:label-cell-address="CPU_ALL.$C$1" chart:values-cell-range-address="CPU_ALL.$C$2:.$C$4" chart:class="chart:area" chart:attached-axis="primary-y" chart:style-name="G0S1">
            <chart:data-point chart:repeated="3"/>
          </chart:series>
          <chart:series chart:label-cell-address="CPU_ALL.$D$1" chart:values-cell-range-address="CPU_ALL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260_Threads (KB/s) - 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4"/>
          </chart:axis>
          <chart:axis chart:dimension="y" chart:name="primary-y" chart:style-name="Axs1"/>
          <chart:series chart:label-cell-address="NET.$I$1" chart:values-cell-range-address="NET.$I$2:.$I$4" chart:class="chart:area" chart:attached-axis="primary-y" chart:style-name="G0S1">
            <chart:data-point chart:repeated="3"/>
          </chart:series>
          <chart:series chart:label-cell-address="NET.$H$1" chart:values-cell-range-address="NET.$H$2:.$H$4" chart:class="chart:area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260_Threads (KB/s)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6" chart:values-cell-range-address="NET.$B$6:.$E$6" chart:class="chart:bar" chart:attached-axis="primary-y" chart:style-name="G0S0">
            <chart:data-point chart:repeated="4"/>
          </chart:series>
          <chart:series chart:label-cell-address="NET.$A$7" chart:values-cell-range-address="NET.$B$7:.$E$7" chart:class="chart:bar" chart:attached-axis="primary-y" chart:style-name="G0S1">
            <chart:data-point chart:repeated="4"/>
          </chart:series>
          <chart:series chart:label-cell-address="NET.$A$8" chart:values-cell-range-address="NET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260_Threads (KB/s)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4"/>
          </chart:axis>
          <chart:axis chart:dimension="y" chart:name="primary-y" chart:style-name="Axs1"/>
          <chart:series chart:label-cell-address="NET.$B$1" chart:values-cell-range-address="NET.$B$2:.$B$4" chart:class="chart:area" chart:attached-axis="primary-y" chart:style-name="G0S0">
            <chart:data-point chart:repeated="3"/>
          </chart:series>
          <chart:series chart:label-cell-address="NET.$C$1" chart:values-cell-range-address="NET.$C$2:.$C$4" chart:class="chart:area" chart:attached-axis="primary-y" chart:style-name="G0S1">
            <chart:data-point chart:repeated="3"/>
          </chart:series>
          <chart:series chart:label-cell-address="NET.$D$1" chart:values-cell-range-address="NET.$D$2:.$D$4" chart:class="chart:area" chart:attached-axis="primary-y" chart:style-name="G0S2">
            <chart:data-point chart:repeated="3"/>
          </chart:series>
          <chart:series chart:label-cell-address="NET.$E$1" chart:values-cell-range-address="NET.$E$2:.$E$4" chart:class="chart:area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2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6" chart:values-cell-range-address="NETPACKET.$B$6:.$E$6" chart:class="chart:bar" chart:attached-axis="primary-y" chart:style-name="G0S0">
            <chart:data-point chart:repeated="4"/>
          </chart:series>
          <chart:series chart:label-cell-address="NETPACKET.$A$7" chart:values-cell-range-address="NETPACKET.$B$7:.$E$7" chart:class="chart:bar" chart:attached-axis="primary-y" chart:style-name="G0S1">
            <chart:data-point chart:repeated="4"/>
          </chart:series>
          <chart:series chart:label-cell-address="NETPACKET.$A$8" chart:values-cell-range-address="NETPACKET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2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4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4" chart:class="chart:line" chart:attached-axis="primary-y" chart:style-name="G0S0">
            <chart:data-point chart:repeated="3"/>
          </chart:series>
          <chart:series chart:label-cell-address="NETPACKET.$C$1" chart:values-cell-range-address="NETPACKET.$C$2:.$C$4" chart:class="chart:line" chart:attached-axis="primary-y" chart:style-name="G0S1">
            <chart:data-point chart:repeated="3"/>
          </chart:series>
          <chart:series chart:label-cell-address="NETPACKET.$D$1" chart:values-cell-range-address="NETPACKET.$D$2:.$D$4" chart:class="chart:line" chart:attached-axis="primary-y" chart:style-name="G0S2">
            <chart:data-point chart:repeated="3"/>
          </chart:series>
          <chart:series chart:label-cell-address="NETPACKET.$E$1" chart:values-cell-range-address="NETPACKET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4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4" chart:class="chart:line" chart:attached-axis="primary-y" chart:style-name="G0S0">
            <chart:data-point chart:repeated="3"/>
          </chart:series>
          <chart:series chart:label-cell-address="PROC.$C$1" chart:values-cell-range-address="PROC.$C$2:.$C$4" chart:class="chart:line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4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4" chart:class="chart:line" chart:attached-axis="primary-y" chart:style-name="G0S0">
            <chart:data-point chart:repeated="3"/>
          </chart:series>
          <chart:series chart:values-cell-range-address="PROC.$E$2:.$E$4" chart:class="chart:line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4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4" chart:class="chart:line" chart:attached-axis="primary-y" chart:style-name="G0S0">
            <chart:data-point chart:repeated="3"/>
          </chart:series>
          <chart:series chart:values-cell-range-address="PROC.$I$2:.$I$4" chart:class="chart:line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4"/>
          </chart:axis>
          <chart:axis chart:dimension="y" chart:name="primary-y" chart:style-name="Axs1"/>
          <chart:series chart:label-cell-address="VM.$H$1" chart:values-cell-range-address="VM.$H$2:.$H$4" chart:class="chart:area" chart:attached-axis="primary-y" chart:style-name="G0S0">
            <chart:data-point chart:repeated="3"/>
          </chart:series>
          <chart:series chart:label-cell-address="VM.$I$1" chart:values-cell-range-address="VM.$I$2:.$I$4" chart:class="chart:area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4"/>
          </chart:axis>
          <chart:axis chart:dimension="y" chart:name="primary-y" chart:style-name="Axs1"/>
          <chart:series chart:label-cell-address="VM.$J$1" chart:values-cell-range-address="VM.$J$2:.$J$4" chart:class="chart:area" chart:attached-axis="primary-y" chart:style-name="G0S0">
            <chart:data-point chart:repeated="3"/>
          </chart:series>
          <chart:series chart:label-cell-address="VM.$K$1" chart:values-cell-range-address="VM.$K$2:.$K$4" chart:class="chart:area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4"/>
          </chart:axis>
          <chart:axis chart:dimension="y" chart:name="primary-y" chart:style-name="Axs1"/>
          <chart:series chart:label-cell-address="CPU_ALL.$G$1" chart:values-cell-range-address="CPU_ALL.$G$2:.$G$4" chart:class="chart:area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2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4"/>
          </chart:axis>
          <chart:axis chart:dimension="y" chart:name="primary-y" chart:style-name="Axs1"/>
          <chart:series chart:label-cell-address="CPU01.$B$1" chart:values-cell-range-address="CPU01.$B$2:.$B$4" chart:class="chart:area" chart:attached-axis="primary-y" chart:style-name="G0S0">
            <chart:data-point chart:repeated="3"/>
          </chart:series>
          <chart:series chart:label-cell-address="CPU01.$C$1" chart:values-cell-range-address="CPU01.$C$2:.$C$4" chart:class="chart:area" chart:attached-axis="primary-y" chart:style-name="G0S1">
            <chart:data-point chart:repeated="3"/>
          </chart:series>
          <chart:series chart:label-cell-address="CPU01.$D$1" chart:values-cell-range-address="CPU01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2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4"/>
          </chart:axis>
          <chart:axis chart:dimension="y" chart:name="primary-y" chart:style-name="Axs1"/>
          <chart:series chart:label-cell-address="CPU02.$B$1" chart:values-cell-range-address="CPU02.$B$2:.$B$4" chart:class="chart:area" chart:attached-axis="primary-y" chart:style-name="G0S0">
            <chart:data-point chart:repeated="3"/>
          </chart:series>
          <chart:series chart:label-cell-address="CPU02.$C$1" chart:values-cell-range-address="CPU02.$C$2:.$C$4" chart:class="chart:area" chart:attached-axis="primary-y" chart:style-name="G0S1">
            <chart:data-point chart:repeated="3"/>
          </chart:series>
          <chart:series chart:label-cell-address="CPU02.$D$1" chart:values-cell-range-address="CPU02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2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4"/>
          </chart:axis>
          <chart:axis chart:dimension="y" chart:name="primary-y" chart:style-name="Axs1"/>
          <chart:series chart:label-cell-address="CPU03.$B$1" chart:values-cell-range-address="CPU03.$B$2:.$B$4" chart:class="chart:area" chart:attached-axis="primary-y" chart:style-name="G0S0">
            <chart:data-point chart:repeated="3"/>
          </chart:series>
          <chart:series chart:label-cell-address="CPU03.$C$1" chart:values-cell-range-address="CPU03.$C$2:.$C$4" chart:class="chart:area" chart:attached-axis="primary-y" chart:style-name="G0S1">
            <chart:data-point chart:repeated="3"/>
          </chart:series>
          <chart:series chart:label-cell-address="CPU03.$D$1" chart:values-cell-range-address="CPU03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2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4"/>
          </chart:axis>
          <chart:axis chart:dimension="y" chart:name="primary-y" chart:style-name="Axs1"/>
          <chart:series chart:label-cell-address="CPU04.$B$1" chart:values-cell-range-address="CPU04.$B$2:.$B$4" chart:class="chart:area" chart:attached-axis="primary-y" chart:style-name="G0S0">
            <chart:data-point chart:repeated="3"/>
          </chart:series>
          <chart:series chart:label-cell-address="CPU04.$C$1" chart:values-cell-range-address="CPU04.$C$2:.$C$4" chart:class="chart:area" chart:attached-axis="primary-y" chart:style-name="G0S1">
            <chart:data-point chart:repeated="3"/>
          </chart:series>
          <chart:series chart:label-cell-address="CPU04.$D$1" chart:values-cell-range-address="CPU04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260_Threads - 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4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4" chart:class="chart:area" chart:attached-axis="primary-y" chart:style-name="G0S0">
            <chart:data-point chart:repeated="3"/>
          </chart:series>
          <chart:series chart:label-cell-address="DISK_SUMM.$C$1" chart:values-cell-range-address="DISK_SUMM.$C$2:.$C$4" chart:class="chart:area" chart:attached-axis="primary-y" chart:style-name="G0S1">
            <chart:data-point chart:repeated="3"/>
          </chart:series>
          <chart:series chart:values-cell-range-address="DISK_SUMM.$D$2:.$D$4" chart:class="chart:line" chart:attached-axis="secondary-y" chart:style-name="G1S0">
            <chart:data-point chart:repeated="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2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6" chart:values-cell-range-address="DISK_SUMM.$B$6:.$D$6" chart:class="chart:bar" chart:attached-axis="primary-y" chart:style-name="G0S0">
            <chart:data-point chart:repeated="3"/>
          </chart:series>
          <chart:series chart:label-cell-address="DISK_SUMM.$A$7" chart:values-cell-range-address="DISK_SUMM.$B$7:.$D$7" chart:class="chart:bar" chart:attached-axis="primary-y" chart:style-name="G0S1">
            <chart:data-point chart:repeated="3"/>
          </chart:series>
          <chart:series chart:label-cell-address="DISK_SUMM.$A$8" chart:values-cell-range-address="DISK_SUMM.$B$8:.$D$8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260_Threads (Kbytes)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6:.$E$6" chart:class="chart:bar" chart:attached-axis="primary-y" chart:style-name="G0S0">
            <chart:data-point chart:repeated="4"/>
          </chart:series>
          <chart:series chart:values-cell-range-address="DISKBSIZE.$B$7:.$E$7" chart:class="chart:bar" chart:attached-axis="primary-y" chart:style-name="G0S1">
            <chart:data-point chart:repeated="4"/>
          </chart:series>
          <chart:series chart:values-cell-range-address="DISKBSIZE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260_Threads (Kbytes)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4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4" chart:class="chart:line" chart:attached-axis="primary-y" chart:style-name="G0S0">
            <chart:data-point chart:repeated="3"/>
          </chart:series>
          <chart:series chart:label-cell-address="DISKBSIZE.$C$1" chart:values-cell-range-address="DISKBSIZE.$C$2:.$C$4" chart:class="chart:line" chart:attached-axis="primary-y" chart:style-name="G0S1">
            <chart:data-point chart:repeated="3"/>
          </chart:series>
          <chart:series chart:label-cell-address="DISKBSIZE.$D$1" chart:values-cell-range-address="DISKBSIZE.$D$2:.$D$4" chart:class="chart:line" chart:attached-axis="primary-y" chart:style-name="G0S2">
            <chart:data-point chart:repeated="3"/>
          </chart:series>
          <chart:series chart:label-cell-address="DISKBSIZE.$E$1" chart:values-cell-range-address="DISKBSIZE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2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6:.$E$6" chart:class="chart:bar" chart:attached-axis="primary-y" chart:style-name="G0S0">
            <chart:data-point chart:repeated="4"/>
          </chart:series>
          <chart:series chart:values-cell-range-address="DISKBUSY.$B$7:.$E$7" chart:class="chart:bar" chart:attached-axis="primary-y" chart:style-name="G0S1">
            <chart:data-point chart:repeated="4"/>
          </chart:series>
          <chart:series chart:values-cell-range-address="DISKBUSY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